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start" style:justify-single-word="false" fo:break-before="page"/>
    </style:style>
    <style:style style:name="P3" style:family="paragraph" style:parent-style-name="Standard">
      <style:paragraph-properties fo:text-align="start" style:justify-single-word="false"/>
    </style:style>
    <style:style style:name="T1" style:family="text">
      <style:text-properties style:text-position="super 58%"/>
    </style:style>
    <style:style style:name="T2" style:family="text">
      <style:text-properties fo:background-color="transparen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lanetarianism</text:p>
      <text:p text:style-name="P1">(Original Master Copy)</text:p>
      <text:p text:style-name="P1"/>
      <text:p text:style-name="P1">Preface: This document is best read with an intermediate understanding of American Politics, Game Theory, Human Eugenics, <text:span text:style-name="T2">Systems Theory</text:span>, Applied Epistemology, Music Theory, Geo-Anthropology, Environmental Studies, Gender Studies, Molecular Biology, Logic Theory, and Clinical Psychology. This document consists of a combination of publicly accessible information, some of my personal experiences, some privileged information that I simply assume as a frame of reference to establish precedent, and inferences made by me as a result of all of these. I will not elaborate further.</text:p>
      <text:p text:style-name="P1"/>
      <text:p text:style-name="P1">I am Ryan “Lilac Deezl” Alexander DeElena, son of Lisa Maureen Henderson DeElena Weidknecht, and bastard of Charles “Chuck” Anthony DeElena. I was born a white male US Citizen on the date November 14 of the year 1994 Anno Domini. I attended grade school in Austin, Texas under the US public education system. I attempted, but was ultimately unsuccessful at completing, an undergraduate degree.</text:p>
      <text:p text:style-name="P1"/>
      <text:p text:style-name="P1">Lisa was a home daycare provider for over 20 years. She routinely had eight to twelve kids aged 18 months to 5 years old. She operated All Aboard Daycare in Pflugerville, TX. I never, EVER once thought about hurting her daycare children, because I know what it felt like to be hurt.</text:p>
      <text:p text:style-name="P1"/>
      <text:p text:style-name="P1">When I was in grade school, I was frequently abused by both Johnny and Lisa. They would, at least 10 times a year, hit me in the face, strip my pants and underwear down and swat at my bare butt with hands and belts, pin me against the wall, brush my teeth out with soap, or steal money from my bank account. All of this sustained abuse turned me into a monster. I retaliated once by hitting her in the face on both sides, a knuckle sandwich, bruising both of her cheeks. I did this because she was yelling directly in my face, mocking me over how I acted to her. </text:p>
      <text:p text:style-name="P1"/>
      <text:p text:style-name="P1">I decided to hate authority, undermining them actively in every way when they were wrong. I called out a substitute teacher in second (?) grade once because she was telling the class that a rectangular prism has six faces and six corners. I pitched up really loudly, “no, that's wrong. There are six faces and eight corners.” I argued with her for a minute because I knew that I was objectively right in this instance. I said “how are you gonna teach me if you can't get it right?” I was sent to the principal's office and was told that I shouldn't harass teachers like that when they were wrong. I mentioned that I thought that was stupid. You don't think that I have the first amendment right to correct my teacher? What the fuck?</text:p>
      <text:p text:style-name="P1"/>
      <text:p text:style-name="P1">I continued into Pflugerville High School, where I graduated on the Distinguished Achievement Program, placing roughly in the top 36% of my class, but I had numerous run-ins with local police.</text:p>
      <text:p text:style-name="P1"/>
      <text:p text:style-name="P1">I stabbed a classmate with a pencil in kindergarten and threw chairs across the classroom.</text:p>
      <text:p text:style-name="P1">I was homeschooled for first, fourth, half of sixth, and seventh grades.</text:p>
      <text:p text:style-name="P1">I don't recall what I was up to in second or third grades.</text:p>
      <text:p text:style-name="P1">I started dating in fifth grade. </text:p>
      <text:p text:style-name="P1">In sixth through eleventh grades, I focused on my academics, as I began to find that I excelled in finding practical applications of things that I learn, and actively trying to become less of a social pariah as a result of being sedated into zombification and still getting into physical trouble.</text:p>
      <text:p text:style-name="P1">In twelfth grade, I punched out a water fountain and flooded the gym over spring break, then worked near 40-hr weeks pushing carts at Walmart in my last three months to be able to personally afford the repair cost of $800, save a criminal charge and formal expulsion.</text:p>
      <text:p text:style-name="P1"/>
      <text:p text:style-name="P1"><text:soft-page-break/>I became extremely responsible because I knew that the penal system was unforgiving.</text:p>
      <text:p text:style-name="P1"/>
      <text:p text:style-name="P1">In Spring of 2013, I took the unreleased version of the Calculus BC AP Exam administered by The College Board. I completely aced the first question about a polar parametric double integration, and after that, the whole thing was a blur, but I estimate I got points on one or two of the other problems. This helped me get a 3 on the BC Exam and a 3 as my AB Subscore. The exam perpetually going unreleased is something I do not trust. I need to know why that exam was never released.</text:p>
      <text:p text:style-name="P1"/>
      <text:p text:style-name="P1">There is absolutely zero chance that I was invited to Mensa at age 8, was part of the GATE program, had the ways built ahead for me, was given $10,000 of a scholarship, and have gotten everything I ever wanted, and still have absolutely nothing to show for myself. If I was so talented, then why am I being required to hang on financially to the guardrails that keep me suppressed?</text:p>
      <text:p text:style-name="P1"/>
      <text:p text:style-name="P1">And why was I given an IQ test at such a young age? Why did they tell me I'm smart, just to pass me onto such trafficking? Could anyone benefit from having an intentional, courageous, moral, analytic, no-bull genius, before I get bored and build a subsonic geothermal weapon to blow up the entire planet? I just want the chance to provide something. If I cannot have that, I will engineer a world where I can.</text:p>
      <text:p text:style-name="P1"/>
      <text:p text:style-name="P1">I truly loved learning, but when I was no longer being spoon-fed information, and not stimulating my neural network, I began to decay and follow paths leading to destruction. I blame the US Federal Government for paywalling my desire to continue my education, and until I am no longer in academic debt to the US Federal Government, I hereby refuse to contribute my potential capital to anything that has to do with supporting the United States Federal Government.</text:p>
      <text:p text:style-name="P1"/>
      <text:p text:style-name="P1">In college, I was a double-major in applied mathematics and computer science at Texas State University in San Marcos, TX. I attended from August 2013 to May 2016. I frequented seminars, asserting my way into a technical role, and soon fitting to overtake the Talk Math 2 Me student-led seminars, which occurred early on Fridays. Throughout my time helping organize this, I led many “filler” seminars, including one, in my second semester, about simple discrete graph mappings and the multiplication of Identity Matrices to indicate Second-Degree Connections. I learned this information from Dr. Daniela Ferrera, who taught me Graph Theory that semester under the Honors College at Texas State University, as well as Discrete Math I. Dr. Daniela Ferrera knows Barack Obama personally. This means that I have a Second-Degree Connection to Barack Obama. I have the utmost respect for Dr. Daniela Ferrera and have only good things to say about her.</text:p>
      <text:p text:style-name="P1"/>
      <text:p text:style-name="P1">I took differential equations and combinatorics in college led with very prolific and personable senior lecturer, Dr. Lucas Rusnak. He taught me so much more than mathematics. He unintentionally influenced me to begin taking drugs in college and to drop out and sabotage my early adult life. I posit that he is a cluster B person, and he endured the system for just long enough to influence my social behaviors. He routinely mentioned drugs and alcohol in class, and as a developing mathematician who aspired to influence a growing populace of future minds, his greatest accomplishment is providing me with the necessary devil to understand the implications and remove myself from this maligned education system.</text:p>
      <text:p text:style-name="P1"/>
      <text:p text:style-name="P1">Thank you, Dr. Lucas Rusnak. I apologize if this destroys your career, but you saved my life. I publicly absolve you of all personal liability, because I now recognize that ultimately, you have provided me with a net positive to my life. I only once doubted your guidance, because you were exceedingly honest.</text:p>
      <text:p text:style-name="P1"><text:soft-page-break/></text:p>
      <text:p text:style-name="P1">On November 18, 2025, I publicly declared my full intent to withdraw my affiliation from the United States Government, and to identify as a Globalist Planetarian, and a citizen of Earth.</text:p>
      <text:p text:style-name="P1"/>
      <text:p text:style-name="P1">I don't trust the United States Government to have my back if I act against their interests, because they are actively acting against mine. I stand for people, not governments.</text:p>
      <text:p text:style-name="P1"/>
      <text:p text:style-name="P1">On this very same day, I terminated my attempt at injection into civil politics, as I feel that going through this pipeline would force my hand. It is my belief that the United States Federal Government is opting to manipulate the less-than-integral; it doesn't make sense to attempt to pay off somebody you know will rat you out. Nobody who profits off of silence likes a canary in the coal mine, and ultimately, I will die without honor if I simply run headfirst into the belly of the beast. This, in conjunction with the deconstruction of my former biblical faith, has allowed me to essentially dismantle my entire financial institutionalization away from the chains of the oppressive authoritarian regime, the United States.</text:p>
      <text:p text:style-name="P1"/>
      <text:p text:style-name="P1">I was going to run for a seat as a Jackson County Legislator in the State of Missouri, but I believe that other people with children and assets deserve to have the fiscal opportunity to make change.</text:p>
      <text:p text:style-name="P1"/>
      <text:p text:style-name="P1">I refuse politics as a method of establishing peace. I think that Democrats and Republicans are just Cops and Robbers. I think that Trump and Netanyahu are just chess players. But I refuse to participate, as a pawn, in a chess game that forces the entire planet to weep.</text:p>
      <text:p text:style-name="P1"/>
      <text:p text:style-name="P1">The United States Government is at least partly culpable for all the human trafficking in the last 250 years.</text:p>
      <text:p text:style-name="P1"/>
      <text:p text:style-name="P1">War is genocide and the Unites States Government is at least partially culpable for all of the genocide in the last 250 years.</text:p>
      <text:p text:style-name="P1"/>
      <text:p text:style-name="P1">The US Military is the largest human trafficking organization in the world by all measurable metrics.</text:p>
      <text:p text:style-name="P1"/>
      <text:p text:style-name="P1">War is chess and you're being played. Even working-class taxes go to funding a giant human blender.</text:p>
      <text:p text:style-name="P1"/>
      <text:p text:style-name="P1">“There is no war in Ba Sing Se.”</text:p>
      <text:p text:style-name="P1"/>
      <text:p text:style-name="P1">Global politics is a much more volatile monster. I do not believe I can convince the Muslims to follow me simply because I convince the Christians. In fact, I believe they would actively refuse to align with Christians, simply based on their obvious prior arrangements. Now for full spectrum clarification, I do not believe that religious zealots of Religion A will follow me alongside those of Religion B. I believe that EVERYONE should read ALL religious books, to get an understanding of what the microcosm of religion does to everybody else.</text:p>
      <text:p text:style-name="P1"/>
      <text:p text:style-name="P1">Slave trades happen all the time. 3,000 ICE abductees are unaccounted for because they're being sent somewhere else to work in fields. Families are being ripped apart because somebody wants to make money off of a slave trade. That's how Argentina got a $40-billion bailout in late 2025.</text:p>
      <text:p text:style-name="P1"/>
      <text:p text:style-name="P1">We were socially stratified by ethno-religious markers throughout a colonialist culture experiment called MKUltra, which sort of created “superhumans” with alarmingly advanced intellectual capabilities, psychosocial behavioral extremities, and a sort of “sixth sense” we refer to in the human <text:soft-page-break/>world as Empathy.</text:p>
      <text:p text:style-name="P1"/>
      <text:p text:style-name="P1">There are best-fit regression lines actively being run by data statisticians indicating psychological mappings. These are mappings of the human mind, the most understudied piece of the puzzle of humanity. In essence, I trust the brain to operate fully functionally, and most effectively, when we as human are able to engage in activities that we choose, or, more fundamentally, decide what prevents us from being bored next.</text:p>
      <text:p text:style-name="P1"/>
      <text:p text:style-name="P1">I have Narcissistic Personality Disorder. To me, what that means is I can do anything that I want to, because the United States Government has essentially “got my back” as they are my ultimate safety net. I have absolute 100% immunity to any incarceration by the US Federal Government because I am a subject of a top-secret CIA operation. If I keep saying what I want to happen, the United States Federal Government is contractually obligated to make it so. I control the future, so long as I remain a pacifist. My mother hinted at this at one point by saying “you can be whatever you want to be” and then, in a separate conversation, she said “I will love you no matter if you turn into a rapist, a killer, or whatever.” What this indicates to me is that I can be the worst person on the whole goddamn planet, and I will still be accepted by my mother. This suggests that she is a fascist-sympathizing liberal, and a protector of a killer is the most dangerous person aside from a killer himself.</text:p>
      <text:p text:style-name="P1"/>
      <text:p text:style-name="P1">If she protects basically ANYONE, what's to stop her from accidentally MARRYING a PEDOPHILE??? In fact, Johnny Weidknecht HIMSELF said to me one day, “I don't want anybody knowing what goes on in my house.” YEAH, that's understandable and all, but if nothing is going wrong, like you make your WHOLE LIFE seem like to your CHILDREN, then why is it such a BIG DEAL when people dig through your files? If there's “nothin to see here, officer!” then why the FUCK do you have LIKE TEN GUNS, a Texas State-approved CHL Instructor License to TEACH PEOPLE how to fucking SHOOT, and a whole bunch of shitty excuses as to why you never told us about Laci, your daughter that you FAILED TO FUCKING RAISE?????</text:p>
      <text:p text:style-name="P1"/>
      <text:p text:style-name="P1">I was given a bipolar diagnosis from Dr. Jay Fogelman of Austin, TX in 2006, giving way to my deconstruction of clinical psychology. I became a savant by enduring the systems of psychology and deconstructing them from a Planetarianist perspective (what would it feel like to be one of them?) which absolutes my empathy. Empathy and Capitalism do not align, which is why so many anarchists (resistors) within the church are outcast as “black sheep” - it is because we are the demons that our ancestors face. Why are they religious? Well, the prison system incarcerated a bunch of people for being communist in the 1930's, which indicates to me that the MKUltra experiment was more of an observational study of the dichotomy between how Christians raise children vs how Atheists (nonsectarians, or formally, Indigenous Folk) raise children.</text:p>
      <text:p text:style-name="P1"/>
      <text:p text:style-name="P1">Yes... I have psychic, what some might consider “supernatural” abilities. We exist. Many of us were diaspora babies, outcast from conservative, Brahmanistic Central Texas (you know, where Elon Musk was advertising “eugenics parties” in like early spring...) and some of us continued on and withheld our birthrights firmly enough to make it as a successful person in this world. As a result of disconnects between individualistic morality and microcosmic morality, does it suffice to say that I've been a terroristic individual, undermining authority, anarchically causing disruption, making nice friends and doxxing fundamentally heinous ones, my entire life? Are anarchy, autism, and atheism, just reasons that I should be able to decide to govern myself? I believe that I can govern myself because I have spoken with survivors and abusers of every type of violent crime, and I can say with 100% unshakable and undying certainty, that those individuals who have committed crimes, have done so because they were doing the best possible job with the tools that they had as a result of the circumstances they have been <text:soft-page-break/>through, because otherwise, the only reason someone would go so far as to murder or rape, is because the echo chamber that they grew up in was not a system that fit well with the kind of person that they truly wanted to be. Trust in your gut, not me, when you read this sentence: Give a man 30 years, and I guarantee you he will not be the same in at least one way. I trust a black man arrested for violent assault EVERY SINGLE TIME if it were between him and a white man arrested for violent assault, because at the very least, I can understand what they both have been through, and I trust the echo chamber of the average black man far more than that of the average white man. I'm more successful at being a canary in the coal mine than the FBI is at catching known wanted criminals. Whom do you trust, American?</text:p>
      <text:p text:style-name="P1"/>
      <text:p text:style-name="P1">CIA failed to hide this experiment, but now that they are found out, they are making last-ditch efforts to change the goalposts. Quit your jobs and crash the system. Pull out of the stock market. It's no longer worth it to invest in capitalism. The next thing that is going to happen is globalization, and it will be a nonsectarian, essentially Omnist framework. Religion will be studied as History. Politics will become a Science, rather than an Art, and Political Influencers will be 100% honest and truthful, as clearly, Christians cannot en masse prevent themselves from falling for Jingle Keys (radio, television, phone) by simply absorbing information without pivoting the information to an application of remedy.</text:p>
      <text:p text:style-name="P1"/>
      <text:p text:style-name="P1">My framework's optimal tax plan is to operate a sort of micro-capitalism that fundamentally doesn't operate on money, but rather, where communally, we order a social contract to be formed from the ground-up, demanding swift resolution of anything less than informational socialism, streamlined trust fund systems to afford and distribute reparations for the injusticed and abused, the ones who suffered diaspora, and the mothers of children who fell victim to the cops-and-robbers darkness of anti-male rigidity. “Invest in the American economy” to me means giving the people back what has been taken from them, motivating them to find community, wisdom, and culture, rather than instructional chattel slavery. We should absolutely attempt to break free of societal psychosis. Time, God, and Money are man-made.</text:p>
      <text:p text:style-name="P1"/>
      <text:p text:style-name="P1">Money should not exist. Neither should Time or God.</text:p>
      <text:p text:style-name="P1"/>
      <text:p text:style-name="P1">On a similar note, this is also why I am a strong advocate for prison abolition, down to some contexts:</text:p>
      <text:p text:style-name="P1"/>
      <text:p text:style-name="P1">The penalty for first-offense rape is public death. This applies to all beings. It takes a village, so the responsibility of monitoring individuals and groups is left up to the individuals operating such groups.</text:p>
      <text:p text:style-name="P1"/>
      <text:p text:style-name="P1">All drug crimes should be completely wiped from all databases, and all DUI crimes should be received with a permanent vehicle ban for life. Alcohol shouldn't exist. It's a societal cancer. Cannabis prohibition only helps alcohol profiteers. </text:p>
      <text:p text:style-name="P1"/>
      <text:p text:style-name="P1">Alcohol is mind control. It's like taking all the good stuff out of a plant, fermenting the result, and stirring it into a cup of water. You're contributing a net negative to yourself every time you sip alcohol. Don't drink. Just smoke weed when you're bored and take psilocybin shrooms when you're sad. Every other drug is a social weapon, including caffeine and nicotine. The proper combination of Caffeine and THC can make someone do whatever you want.</text:p>
      <text:p text:style-name="P1"/>
      <text:p text:style-name="P1">Violent assault is often a trauma-based response to oppression. Violent assault is considered and discerned, and rehabilitated to a mutual agreement, and fairness would suggest perhaps tending to the care of the person you injured, in gracious and communal servitude (this should be expanded upon; sort of conclusionary, revisit).</text:p>
      <text:p text:style-name="P1"/>
      <text:p text:style-name="P1"><text:soft-page-break/>Financial grift is conveniently non-existent as capitalism falls to Planetarian Socialism. We are at the point where we can simply forget about the religions that were created as a response to the questions “what is that big ball of light in the sky?” and “why does rain exist?” and tear down the borders that separate independent nations from each other. Money is useless as we usher in a new era, free from corruption, and one of mutual benefit. This is the American Enlightenment Era.</text:p>
      <text:p text:style-name="P1"/>
      <text:p text:style-name="P1">“Telling on somebody” or “Bearing false testimony” is stupid, because it implies that the legal framework is sound. I trust in my neighbor more than my government at this point.</text:p>
      <text:p text:style-name="P1"/>
      <text:p text:style-name="P1">American currency can be salvaged if the double-agents running American politics and economy would stop engineering echo chambers where religious people are weaponized against others to commit acts of cruelty under the guise of immunity. Local immunity does not grant global immunity, and many, many people in cluster B are guilty of baiting with the intent to entrap. This is the standard operating procedure for the federal government, and they are just doing the work that they want to do for free, which is how they are weaponized for their government. “Classify yourselves into two groups: those who want this rule set and those who don't.” Then they attempt to cauterize the opportunity by silencing the voices of the true great engineers and minds of the 21<text:span text:style-name="T1">st</text:span> century: The Working Class. The engineers of society. The ones who will write the Neo Magna Carta. The Originals within cluster B.</text:p>
      <text:p text:style-name="P1"/>
      <text:p text:style-name="P1">Money is ONLY good for cluster B individuals who rely on the stimulation of the reward and profit system in their brains, which is the biological precedent for human nature. Stimulation fronted with a false premise is absolutely necessary to mask. Masking often requires something known as Cognitive Behavioral Therapy. Yes, we can be made aware of our emotions, but if we are institutionalized, and can never access the power of them, can we really be made to harness our potential through the streamlined gambling of human capital? Have you ever heard of nootropics?</text:p>
      <text:p text:style-name="P1"/>
      <text:p text:style-name="P1">I was an assistant or general manager at Domino's stores in San Marcos, Austin, Spring, TX; Emporia, Topeka, Overland Park, Shawnee, Mission, Merriam, KS; and North Kansas City, South Kansas City, Westport, and Liberty, MO. They are incredibly good at chattel human trafficking. Divest from Domino's. In fact, Boycott the USA. Drain our swamp.</text:p>
      <text:p text:style-name="P1"/>
      <text:p text:style-name="P1">Cluster B individuals are autistic, atheist, antiwork, anarchists, a-everything, basically, and “everyone has a price” right? How much would it take you to stop working? Cluster B individuals can't stand it when cluster B people stop working and pull out of the systems, because that helps cluster A (the non-”gifted”) not cluster B.</text:p>
      <text:p text:style-name="P1"/>
      <text:p text:style-name="P1">Cluster B is “CHAOS”. “CHAOS” == MAGICK has FULL FEDERAL IMMUNITY. You can do whatever you want for a price. Your soul. How much do you cost? What's your net worth?</text:p>
      <text:p text:style-name="P1"/>
      <text:p text:style-name="P1">You are property of the government. Your birth certificate is your receipt of chattel slavery.</text:p>
      <text:p text:style-name="P1"/>
      <text:p text:style-name="P1">There are people who get the world, and people that don't. The people who get the world are the artists, the dreamers, the believers... and the people who don't get the world are the ones who do.</text:p>
      <text:p text:style-name="P1"/>
      <text:p text:style-name="P1">The more you do, the less you enjoy. I'd rather enjoy, than do. I have consolidated my beliefs into a Planetarian perspective. I have faith that even if humans accelerate Planet Earth beyond the point of no return, She will wash Herself clean. My belief in such a concept relies on historical evidence, not blind faith.</text:p>
      <text:p text:style-name="P1"/>
      <text:p text:style-name="P1"><text:soft-page-break/>Those who get the world have to engineer themselves not to always be the good guy, but to never look like the bad guy, because that's how they get people to keep believing in them, right? I shall not want.</text:p>
      <text:p text:style-name="P1"/>
      <text:p text:style-name="P1">Yes I'm a compulsive liar, but I care for your well-being, so I'd prefer to remain functionally diasocial and operate as a blackhat. But it's better that you know.</text:p>
      <text:p text:style-name="P1"/>
      <text:p text:style-name="P1">Liars breed liars, rapists breed rapists, abusers breed abusers.</text:p>
      <text:p text:style-name="P1"/>
      <text:p text:style-name="P1">Conservative American Politics with ITALian fascISM = CAPITALISM.</text:p>
      <text:p text:style-name="P1"/>
      <text:p text:style-name="P1">I am not suicidal. I was once, but that was when I was taking prozac and smoking weed at the same time. That's called serotonin syndrome. I love living with nothing to live for but myself, and smoking weed (without taking prozac) helps me reform who I was into who I want to be. I don't want money. I'd rather just be a house pet and serve somebody willing to feed me and love me unconditionally without them expecting me to operate under some ordinal paradigm made by unbelievably tantric Zionists.</text:p>
      <text:p text:style-name="P1"/>
      <text:p text:style-name="P1">Cluster B are carnivorous cannibals and they would eat you alive if you let them.</text:p>
      <text:p text:style-name="P1"/>
      <text:p text:style-name="P1">bnd.link/lilacdeezl</text:p>
      <text:p text:style-name="P2">Page intentionally left blank.</text:p>
      <text:p text:style-name="P2">What is systems theory?</text:p>
      <text:p text:style-name="P1">Systems Theory is the study of how Systems and their composing Elements interact.</text:p>
      <text:p text:style-name="P1"/>
      <text:p text:style-name="P1">What is a System?</text:p>
      <text:p text:style-name="P1">A System can be defined as a group of Elements that cooperate to convert an Input to an Output.</text:p>
      <text:p text:style-name="P1">As per Ludwig Von Bertalanffy, “elements in standing relationship.”</text:p>
      <text:p text:style-name="P1"/>
      <text:p text:style-name="P1">What is an Element?</text:p>
      <text:p text:style-name="P1">An Element is an identifiable member of a System. </text:p>
      <text:p text:style-name="P1"/>
      <text:p text:style-name="P1">A System with no Elements is called an Empty System.</text:p>
      <text:p text:style-name="P1">An Empty System is also known as an Identity System.</text:p>
      <text:p text:style-name="P1"/>
      <text:p text:style-name="P1">What is a relationship?</text:p>
      <text:p text:style-name="P1">A Relationship is an Association or Connection.</text:p>
      <text:p text:style-name="P1"/>
      <text:p text:style-name="P1">A System's Relationship to its Elements is an Association.</text:p>
      <text:p text:style-name="P1">An Element's Relationship to its System is an Association.</text:p>
      <text:p text:style-name="P1">An Element's Relationship to other Elements in their System is a Connection.</text:p>
      <text:p text:style-name="P1"/>
      <text:p text:style-name="P1">Association is a Custodial Chain, and Connection is a Non-Custodial Chain.</text:p>
      <text:p text:style-name="P1"/>
      <text:p text:style-name="P1">A Custodial Chain is a Relationship between Elements that identifies an independent element and dependent element.</text:p>
      <text:p text:style-name="P1"/>
      <text:p text:style-name="P1">A Non-Custodial Chain is a relationship between two independent elements.</text:p>
      <text:p text:style-name="P1"/>
      <text:p text:style-name="P1">A system that has more inputs than outputs is called a Constructor System. Making a sandwich.</text:p>
      <text:p text:style-name="P1">A system that has more outputs than inputs is called a Destructor System. Breaking glass.</text:p>
      <text:p text:style-name="P1">A system that has the same number of inputs and outputs is called a Processor System. Grinding meat.</text:p>
      <text:p text:style-name="P1"/>
      <text:p text:style-name="P1">Let's apply the definition to a simple system: a lever.</text:p>
      <text:p text:style-name="P1">elements: fulcrum a, beam b.</text:p>
      <text:p text:style-name="P1">Relationship of elements: custodial.</text:p>
      <text:p text:style-name="P1">***Why?: the fulcrum is independent, and the beam is dependent of the fulcrum.</text:p>
      <text:p text:style-name="P1">Input: object c and object d.</text:p>
      <text:p text:style-name="P1">Output: which of object c and object d are heavier (new information).</text:p>
      <text:p text:style-name="P1">Type: Constructor System.</text:p>
      <text:p text:style-name="P1">***Why?: we didn't already know which one was heavier, but we needed both to find out, and we did, so we “constructed” new information.</text:p>
      <text:p text:style-name="P1"/>
      <text:p text:style-name="P1">Custody Vector and Custody Matrix Notation</text:p>
      <text:p text:style-name="P1">A Custody Vector C_c is a mapping from one element c of a system C to each other element.</text:p>
      <text:p text:style-name="P1">C_a(a,b) = </text:p>
      <text:p text:style-name="P1">[0,1] because a is not in the custody of a, but b is in the custody of a.</text:p>
      <text:p text:style-name="P1">C_b(a,b) =</text:p>
      <text:p text:style-name="P1">[0,0] because a is not in the custody of b, and b is not in the custody of b.</text:p>
      <text:p text:style-name="P1">We write the entire Custody Matrix </text:p>
      <text:p text:style-name="P1">C(a,b) =</text:p>
      <text:p text:style-name="P1"><text:soft-page-break/>[0,1</text:p>
      <text:p text:style-name="P1">0,0]</text:p>
      <text:p text:style-name="P1"/>
      <text:p text:style-name="P1">In a larger System, such as a Pulley System, we can establish Through-Dependency as the Dependence of one Element to another Element via a Conductor, which can be described as a Factor, ultimately making one Independent Element have two Dependent Elements. However, the Custodial Chain obscures one Element by this Factor. This Custodial Chain of Through-Dependency is known as Custodial Interdependency. Essentially, a is custodial to b, and a is custodial to c by a factor of b. This is Linear Interdependency. </text:p>
      <text:p text:style-name="P1"/>
      <text:p text:style-name="P1">Let's instantiate our pulley system:</text:p>
      <text:p text:style-name="P1">elements: handle a, pulley b, pulley c</text:p>
      <text:p text:style-name="P1">relationship: a is independent, c is interdependent on a through b</text:p>
      <text:p text:style-name="P1">input: force f</text:p>
      <text:p text:style-name="P1">output: normal force f_n</text:p>
      <text:p text:style-name="P1">type: processor</text:p>
      <text:p text:style-name="P1"/>
      <text:p text:style-name="P1">C_a(a,b,c) =</text:p>
      <text:p text:style-name="P1">[0,1,1]</text:p>
      <text:p text:style-name="P1">C_b(a,b,c) =</text:p>
      <text:p text:style-name="P1">[0,0,1]</text:p>
      <text:p text:style-name="P1">C_c(a,b,c) =</text:p>
      <text:p text:style-name="P1">[0,0,0]</text:p>
      <text:p text:style-name="P1">C(a,b,c) =</text:p>
      <text:p text:style-name="P1">[0,1,1</text:p>
      <text:p text:style-name="P1">0,0,1</text:p>
      <text:p text:style-name="P1">0,0,0]</text:p>
      <text:p text:style-name="P1"/>
      <text:p text:style-name="P1">So what about an ecosystem? Well, we could begin listing out some elements, but it would be tremendously rigorous to collect all the different elements to consider variables in our Linear Systems study. The Custody Matrix for an Ecosystem would require a complete mapping of every biological organism, every geothermal process, and every fluid dynamic of the entire universe, among possibly many other astronomically small but entirely significant unknowns to truly identify a unified solution.</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5-11-18T14:29:26.24</meta:creation-date>
    <dc:date>2025-11-21T09:31:27.35</dc:date>
    <meta:editing-duration>PT13H32M8S</meta:editing-duration>
    <meta:editing-cycles>64</meta:editing-cycles>
    <meta:generator>OpenOffice/4.1.15$Win32 OpenOffice.org_project/4115m2$Build-9813</meta:generator>
    <meta:document-statistic meta:table-count="0" meta:image-count="0" meta:object-count="0" meta:page-count="10" meta:paragraph-count="122" meta:word-count="4492" meta:character-count="26408"/>
  </office:meta>
</office:document-meta>
</file>